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Regular" svg:font-family="'Noto Sans Regular'" style:font-pitch="variable"/>
    <style:font-face style:name="Rancho" svg:font-family="Rancho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1.08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6.453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Rancho" fo:font-size="150pt" fo:font-weight="normal" style:font-size-asian="150pt" style:font-weight-asian="normal" style:font-size-complex="15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Rancho" fo:font-size="150pt" fo:font-weight="normal" style:font-size-asian="150pt" style:font-weight-asian="normal" style:font-size-complex="150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1.084cm" svg:x="1cm" svg:y="1.442cm" presentation:class="title" presentation:user-transformed="true">
          <draw:text-box>
            <text:p text:style-name="P1">Formation Développeur Web<text:line-break/>Projet n°2<text:line-break/><text:line-break/><text:span text:style-name="T1">Transformez une maquette en site web avec HTML &amp; CSS</text:span></text:p>
          </draw:text-box>
        </draw:frame>
        <draw:frame presentation:style-name="pr2" draw:text-style-name="P2" draw:layer="layout" svg:width="26cm" svg:height="6.453cm" svg:x="1cm" svg:y="14.024cm" presentation:class="subtitle" presentation:user-transformed="true">
          <draw:text-box>
            <text:p><text:span text:style-name="T2">Book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Etape préliminai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Lecture du scénario</text:p>
                <text:list>
                  <text:list-item>
                    <text:p>Stage dans une petite entreprise nommée Booki qui propose un outil de planification de vacances.</text:p>
                  </text:list-item>
                  <text:list-item>
                    <text:p>Le site permet aux usagers de trouver des hébergements et des activités dans la ville de leur choix.</text:p>
                  </text:list-item>
                  <text:list-item>
                    <text:p>Mission : intégrer la maquette réalisée par Loïc, designer U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Etape préliminai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Découverte des maquettes :</text:p>
                <text:list>
                  <text:list-item>
                    <text:p text:style-name="P1">Design basé sur les principes du Material Design.</text:p>
                  </text:list-item>
                  <text:list-item>
                    <text:p text:style-name="P1">Code couleur fourni dans la note de synthèse.</text:p>
                  </text:list-item>
                  <text:list-item>
                    <text:p text:style-name="P1">Polices du site fournies dans la note.</text:p>
                  </text:list-item>
                  <text:list-item>
                    <text:p text:style-name="P1">Identification des différences de design entre la version desktop et la version mobile.</text:p>
                  </text:list-item>
                  <text:list-item>
                    <text:p text:style-name="P1">Version pour tablettes à réaliser. Adaptation lib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 text:style-name="P1">Etape préliminai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"><text:span text:style-name="T3">Identification des contraintes depuis la note de synthèse:</text:span></text:p>
                <text:list>
                  <text:list-item>
                    <text:p text:style-name="P1"><text:span text:style-name="T4">Intégration "desktop-first".</text:span></text:p>
                  </text:list-item>
                  <text:list-item>
                    <text:p text:style-name="P1"><text:span text:style-name="T4">Pas de framework CSS ni de préprocesseur CSS.</text:span></text:p>
                  </text:list-item>
                  <text:list-item>
                    <text:p text:style-name="P1"><text:span text:style-name="T4">Pas de Grid Layout (uniquement flexbox).</text:span></text:p>
                  </text:list-item>
                  <text:list-item>
                    <text:p text:style-name="P1"><text:span text:style-name="T4">Unités : % et px uniquement.</text:span></text:p>
                  </text:list-item>
                  <text:list-item>
                    <text:p text:style-name="P1"><text:span text:style-name="T4">2 breakpoints seulement (992px et 768px).</text:span></text:p>
                  </text:list-item>
                  <text:list-item>
                    <text:p text:style-name="P1"><text:span text:style-name="T4">Les liens doivent avoir un comportement au survol.</text:span></text:p>
                  </text:list-item>
                  <text:list-item>
                    <text:p text:style-name="P1"><text:span text:style-name="T4">Validité W3C HTML &amp; CSS.</text:span></text:p>
                  </text:list-item>
                  <text:list-item>
                    <text:p text:style-name="P1"><text:span text:style-name="T4">Compatible avec les dernières versions de Chrome et Firefox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Découpage de la maquette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Le découpage a été réalisé sur papier car cette méthode est plus intuitive, permet d’apporter des corrections facilement et permet également de gagner du temps.</text:p>
              </text:list-item>
              <text:list-item>
                <text:p>Identification des balises sémantiques HTML à insérer.</text:p>
              </text:list-item>
              <text:list-item>
                <text:p>Réalisation du code HTM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Réalisation du CSS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Création du CSS pour version desktop.</text:p>
              </text:list-item>
              <text:list-item>
                <text:p>Ajustement du CSS dans un media-query pour la version tablette.</text:p>
              </text:list-item>
              <text:list-item>
                <text:p>Ajustement du CSS dans un autre media-query pour la version mobile.</text:p>
              </text:list-item>
              <text:list-item>
                <text:p>Ajout des comportements au survo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Finalisation</text:p>
          </draw:text-box>
        </draw:frame>
        <draw:frame presentation:style-name="pr7" draw:text-style-name="P1" draw:layer="layout" svg:width="26cm" svg:height="14cm" svg:x="1cm" svg:y="5.5cm" presentation:class="outline">
          <draw:text-box>
            <text:list text:style-name="L2">
              <text:list-item>
                <text:p>Intégration réalisée à l’aide de Firefox =&gt; vérification du bon fonctionnement avec Chrome (facilitée grâce à normalize.css).</text:p>
              </text:list-item>
              <text:list-item>
                <text:p>Utilisation des vérificateurs HTML puis CSS du W3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Regular" svg:font-family="'Noto Sans Regular'" style:font-pitch="variable"/>
    <style:font-face style:name="Rancho" svg:font-family="Rancho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6:50:38.159153561</meta:creation-date>
    <meta:editing-duration>PT19M14S</meta:editing-duration>
    <meta:editing-cycles>5</meta:editing-cycles>
    <meta:generator>LibreOffice/6.4.7.2$Linux_X86_64 LibreOffice_project/40$Build-2</meta:generator>
    <dc:title>Midnightblue</dc:title>
    <dc:date>2021-10-22T16:46:48.866158051</dc:date>
    <meta:document-statistic meta:object-count="76"/>
  </office:meta>
</office:document-meta>
</file>